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top="0cm" fo:margin-bottom="0cm" loext:contextual-spacing="false" fo:line-height="138%" style:writing-mode="lr-tb"/>
    </style:style>
    <style:style style:name="P2" style:family="paragraph" style:parent-style-name="Text_20_body">
      <style:paragraph-properties fo:margin-top="0cm" fo:margin-bottom="0cm" loext:contextual-spacing="false" fo:line-height="138%" style:writing-mode="lr-tb"/>
      <style:text-properties fo:font-variant="normal" fo:text-transform="none" fo:color="#000000" style:font-name="Arial" fo:font-size="11pt" fo:font-style="normal" style:text-underline-style="solid" style:text-underline-width="auto" style:text-underline-color="font-color" fo:font-weight="normal" fo:background-color="transparent"/>
    </style:style>
    <style:style style:name="P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4" style:family="paragraph" style:parent-style-name="Text_20_body">
      <style:paragraph-properties fo:margin-top="0cm" fo:margin-bottom="0cm" loext:contextual-spacing="false" fo:line-height="138%" style:writing-mode="lr-t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162cf168-7fff-54c0-e134-8cdd718537ab"/></text:p>
      <text:p text:style-name="P2">Ranked citizens and social credit system in China</text:p>
      <text:p text:style-name="Text_20_body"/>
      <text:p text:style-name="P3">China has already started a system where flimsy citizens are punished.</text:p>
      <text:p text:style-name="Text_20_body"/>
      <text:p text:style-name="P3">To promote good habits, China is currently installing a system : where when you are 18, you get a score and depending on your behaviour and your habits, you will increase or decrease your points and so become a great or bad citizen.</text:p>
      <text:p text:style-name="P3">In order to make it work, many punishments have been installed, for instance if your score is too low you can be forbidden to travel by plane, get your child banned from the best schools or even being publicly named as a bad citizen and having your portrait displayed in cinemas.</text:p>
      <text:p text:style-name="Text_20_body"/>
      <text:p text:style-name="P3">This system, even if it started with good intentions enabling to have greats citizens , is totally borderline because it consists of immorals methods and it impacts directly your private life.</text:p>
      <text:p text:style-name="P3">As a bad citizen you won’t have access to many public services and even companies are encouraged to check the bad-citizen list and good-citizen list in their hiring process.</text:p>
      <text:p text:style-name="P3">But that’s not the worst because private problems, such as an heritage, is considered as a bad behaviour and lower your score.</text:p>
      <text:p text:style-name="Text_20_body"/>
      <text:p text:style-name="P3">Ths system show how developed China is, or at least their technology, because to know what mark every citizen has, chinese engineers developed algorithms to recognized their faces and store all the data of millions of persons, so It’s basically high level of artificial intelligence.</text:p>
      <text:p text:style-name="P3">Finally It exposes how artificial intelligence can be used in a unethical way by government to control people.</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2T11:35:25.175391345</meta:creation-date>
    <meta:editing-duration>PT12S</meta:editing-duration>
    <meta:editing-cycles>2</meta:editing-cycles>
    <meta:generator>LibreOffice/6.0.7.3$Linux_X86_64 LibreOffice_project/00m0$Build-3</meta:generator>
    <dc:date>2019-10-22T11:35:35.409933482</dc:date>
    <meta:document-statistic meta:table-count="0" meta:image-count="0" meta:object-count="0" meta:page-count="1" meta:paragraph-count="9" meta:word-count="258" meta:character-count="1514" meta:non-whitespace-character-count="1265"/>
  </office:meta>
</office:document-meta>
</file>